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17F65CC6952.png" manifest:media-type="image/png"/>
  <manifest:file-entry manifest:full-path="Pictures/10000200000001400000004D92306CB5.png" manifest:media-type="image/png"/>
  <manifest:file-entry manifest:full-path="Pictures/1000020100000258000000B0F45237E7.png" manifest:media-type="image/png"/>
  <manifest:file-entry manifest:full-path="Pictures/1000020100000174000000543F96CA7F.png" manifest:media-type="image/png"/>
  <manifest:file-entry manifest:full-path="Pictures/10000200000001F400000078DE6A2F6D.png" manifest:media-type="image/png"/>
  <manifest:file-entry manifest:full-path="Pictures/10000201000003AC0000012FE322B7E7.png" manifest:media-type="image/png"/>
  <manifest:file-entry manifest:full-path="Pictures/1000020100000320000000CD931EAA8F.png" manifest:media-type="image/png"/>
  <manifest:file-entry manifest:full-path="Pictures/10000201000002C0000002C6083F38EC.png" manifest:media-type="image/png"/>
  <manifest:file-entry manifest:full-path="Pictures/100110D200007A6E00007B78D82D934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Amatic SC" fo:font-size="120pt" fo:font-weight="bold" style:font-size-asian="120pt" style:font-weight-asian="bold" style:font-size-complex="120pt" style:font-weight-complex="bold"/>
    </style:style>
    <style:style style:name="P3" style:family="paragraph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P4" style:family="paragraph">
      <style:text-properties style:font-name="Amatic SC" fo:font-size="60pt" style:font-size-asian="60pt" style:font-size-complex="60pt"/>
    </style:style>
    <style:style style:name="P5" style:family="paragraph">
      <style:text-properties fo:color="#1e5493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d52034" fo:font-size="72pt" fo:font-weight="bold" style:font-size-asian="72pt" style:font-weight-asian="bold" style:font-size-complex="72pt" style:font-weight-complex="bold"/>
    </style:style>
    <style:style style:name="P8" style:family="paragraph">
      <style:paragraph-properties fo:text-align="center"/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P9" style:family="paragraph">
      <style:text-properties fo:color="#1e5493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1e5493" style:font-name="Amatic SC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matic SC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T4" style:family="text">
      <style:text-properties style:font-name="Amatic SC" fo:font-size="60pt" style:font-size-asian="60pt" style:font-size-complex="60pt"/>
    </style:style>
    <style:style style:name="T5" style:family="text">
      <style:text-properties fo:color="#1e5493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d52034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1e5493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076cm" svg:height="12.179cm" svg:x="2.54cm" svg:y="2.794cm" presentation:class="graphic" presentation:user-transformed="true">
          <draw:image xlink:href="Pictures/100110D200007A6E00007B78D82D934D.svg" xlink:type="simple" xlink:show="embed" xlink:actuate="onLoad">
            <text:p/>
          </draw:image>
          <draw:image xlink:href="Pictures/10000201000002C0000002C6083F38EC.png" xlink:type="simple" xlink:show="embed" xlink:actuate="onLoad"/>
        </draw:frame>
        <draw:frame draw:style-name="gr2" draw:text-style-name="P2" draw:layer="layout" svg:width="11.176cm" svg:height="5.589cm" svg:x="14.224cm" svg:y="3.556cm">
          <draw:text-box>
            <text:p text:style-name="P2"><text:span text:style-name="T1">PyCon</text:span><text:span text:style-name="T2"> </text:span><text:span text:style-name="T1">CZ</text:span></text:p>
          </draw:text-box>
        </draw:frame>
        <draw:frame draw:style-name="gr3" draw:text-style-name="P3" draw:layer="layout" svg:width="12.446cm" svg:height="5.589cm" svg:x="14.224cm" svg:y="9.145cm">
          <draw:text-box>
            <text:p text:style-name="P3"><text:span text:style-name="T3">2015</text:span></text:p>
          </draw:text-box>
        </draw:frame>
        <draw:frame draw:style-name="gr4" draw:text-style-name="P4" draw:layer="layout" svg:width="22.86cm" svg:height="2.918cm" svg:x="2.794cm" svg:y="16.256cm">
          <draw:text-box>
            <text:p text:style-name="P4"><text:span text:style-name="T4">Brno, Czech Republic <text:s text:c="6"/>November 14-1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4.273cm" svg:x="1.4cm" svg:y="0.454cm" presentation:class="title" presentation:user-transformed="true">
          <draw:text-box>
            <text:p text:style-name="P5"><text:span text:style-name="T5">Platinum Sponsor</text:span></text:p>
          </draw:text-box>
        </draw:frame>
        <draw:frame draw:style-name="gr1" draw:text-style-name="P1" draw:layer="layout" svg:width="21.336cm" svg:height="5.467cm" svg:x="3.048cm" svg:y="8.53cm" presentation:class="graphic" presentation:user-transformed="true">
          <draw:image xlink:href="Pictures/1000020100000320000000CD931EAA8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6">Gold Sponsors</text:span></text:p>
          </draw:text-box>
        </draw:frame>
        <draw:frame draw:style-name="gr1" draw:text-style-name="P1" draw:layer="layout" svg:width="10.998cm" svg:height="2.639cm" svg:x="14.732cm" svg:y="5.588cm">
          <draw:image xlink:href="Pictures/10000200000001F400000078DE6A2F6D.png" xlink:type="simple" xlink:show="embed" xlink:actuate="onLoad">
            <text:p/>
          </draw:image>
        </draw:frame>
        <draw:frame draw:style-name="gr1" draw:text-style-name="P1" draw:layer="layout" svg:width="11.43cm" svg:height="2.929cm" svg:x="1.778cm" svg:y="5.707cm">
          <draw:image xlink:href="Pictures/1000020100000174000000543F96CA7F.png" xlink:type="simple" xlink:show="embed" xlink:actuate="onLoad">
            <text:p/>
          </draw:image>
        </draw:frame>
        <draw:frame draw:style-name="gr3" draw:text-style-name="P8" draw:layer="layout" svg:width="25.146cm" svg:height="3.456cm" svg:x="1.524cm" svg:y="11.276cm">
          <draw:text-box>
            <text:p text:style-name="P8"><text:span text:style-name="T7">Silver Sponsors</text:span></text:p>
          </draw:text-box>
        </draw:frame>
        <draw:frame draw:style-name="gr1" draw:text-style-name="P1" draw:layer="layout" svg:width="6.858cm" svg:height="2.011cm" svg:x="2.54cm" svg:y="16.097cm">
          <draw:image xlink:href="Pictures/1000020100000258000000B0F45237E7.png" xlink:type="simple" xlink:show="embed" xlink:actuate="onLoad">
            <text:p/>
          </draw:image>
        </draw:frame>
        <draw:frame draw:style-name="gr1" draw:text-style-name="P1" draw:layer="layout" svg:width="6.604cm" svg:height="1.589cm" svg:x="11.176cm" svg:y="16.256cm">
          <draw:image xlink:href="Pictures/10000200000001400000004D92306CB5.png" xlink:type="simple" xlink:show="embed" xlink:actuate="onLoad">
            <text:p/>
          </draw:image>
        </draw:frame>
        <draw:frame draw:style-name="gr1" draw:text-style-name="P1" draw:layer="layout" svg:width="5.588cm" svg:height="2.141cm" svg:x="19.558cm" svg:y="16.182cm">
          <draw:image xlink:href="Pictures/10000000000003E80000017F65CC69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8">Django Girls Workshop Sponsor</text:span></text:p>
          </draw:text-box>
        </draw:frame>
        <draw:frame draw:style-name="gr1" draw:text-style-name="P1" draw:layer="layout" svg:width="20.32cm" svg:height="6.55cm" svg:x="4.064cm" svg:y="8.69cm">
          <draw:image xlink:href="Pictures/10000201000003AC0000012FE322B7E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matic SC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matic SC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matic SC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14T08:27:28.726572077</dc:date>
    <meta:editing-duration>PT1H18S</meta:editing-duration>
    <meta:editing-cycles>5</meta:editing-cycles>
    <meta:generator>LibreOffice/4.3.7.2$Linux_X86_64 LibreOffice_project/430$Build-2</meta:generator>
    <meta:document-statistic meta:object-count="44"/>
  </office:meta>
</office:document-meta>
</file>